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D000001C83D2B9E832F878D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523cm" svg:x="0.026cm" svg:y="0.065cm">
          <draw:image xlink:href="Pictures/100000000000038D000001C83D2B9E832F878D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9T08:47:22.067000000</dc:date>
    <meta:editing-duration>PT2M25S</meta:editing-duration>
    <meta:editing-cycles>3</meta:editing-cycles>
    <meta:generator>LibreOffice/5.2.1.2$Windows_x86 LibreOffice_project/31dd62db80d4e60af04904455ec9c9219178d620</meta:generator>
    <meta:document-statistic meta:object-count="1"/>
  </office:meta>
</office:document-meta>
</file>